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5c8c6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76867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6089b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9a9b99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c5c8c6" style:font-name="Droid Sans Mono" fo:font-size="10.5pt" fo:font-weight="normal" fo:background-color="#1e1e1e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6089b4"/>
    </style:style>
    <style:style style:name="T2" style:family="text">
      <style:text-properties fo:color="#676867"/>
    </style:style>
    <style:style style:name="T3" style:family="text">
      <style:text-properties fo:color="#9872a2"/>
    </style:style>
    <style:style style:name="T4" style:family="text">
      <style:text-properties fo:color="#c7444a"/>
    </style:style>
    <style:style style:name="T5" style:family="text">
      <style:text-properties fo:color="#9aa83a"/>
    </style:style>
    <style:style style:name="T6" style:family="text">
      <style:text-properties fo:color="#9b0000"/>
    </style:style>
    <style:style style:name="T7" style:family="text">
      <style:text-properties fo:color="#ce6700"/>
    </style:style>
    <style:style style:name="T8" style:family="text">
      <style:text-properties fo:color="#ff0b00"/>
    </style:style>
    <style:style style:name="T9" style:family="text">
      <style:text-properties fo:color="#408080"/>
    </style:style>
    <style:style style:name="T10" style:family="text">
      <style:text-properties fo:color="#9a9b99"/>
    </style:style>
    <style:style style:name="T11" style:family="text">
      <style:text-properties officeooo:rsid="0014d5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ypesript</text:span> <text:span text:style-name="T1">3</text:span> <text:span text:style-name="T1">boolean</text:span> <text:span text:style-name="T1">and</text:span> <text:span text:style-name="T1">string</text:span> , <text:span text:style-name="T1">number</text:span></text:p>
      <text:p text:style-name="P5"/>
      <text:p text:style-name="P2">----------------------------------------------</text:p>
      <text:p text:style-name="P5"/>
      <text:p text:style-name="P1"><text:span text:style-name="T2">-----------</text:span><text:span text:style-name="T1">Simple</text:span> <text:span text:style-name="T1">Typec</text:span><text:span text:style-name="T2">-----------</text:span></text:p>
      <text:p text:style-name="P7"/>
      <text:p text:style-name="P1"><text:span text:style-name="T1">when</text:span> <text:span text:style-name="T1">creating</text:span> <text:span text:style-name="T1">a</text:span> <text:span text:style-name="T1">variable</text:span>,<text:span text:style-name="T1">there</text:span> <text:span text:style-name="T1">are</text:span> <text:span text:style-name="T1">two</text:span> <text:span text:style-name="T1">main</text:span> <text:span text:style-name="T1">ways</text:span> <text:span text:style-name="T1">Typescript</text:span> <text:span text:style-name="T1">asign</text:span> <text:span text:style-name="T1">a</text:span> type:</text:p>
      <text:p text:style-name="P1"><text:span text:style-name="T2">-</text:span><text:span text:style-name="T1">Explicit</text:span></text:p>
      <text:p text:style-name="P1"><text:span text:style-name="T2">-</text:span><text:span text:style-name="T1">implicit</text:span></text:p>
      <text:p text:style-name="P7"/>
      <text:p text:style-name="P1"><text:span text:style-name="T1">Explicit</text:span> <text:span text:style-name="T1">Ex</text:span></text:p>
      <text:p text:style-name="P5"/>
      <text:p text:style-name="P1"><text:span text:style-name="T3">let</text:span> <text:span text:style-name="T1">a</text:span><text:span text:style-name="T2">:</text:span><text:span text:style-name="T4">string</text:span> <text:span text:style-name="T2">=</text:span><text:span text:style-name="T5">"hello frind my name anil"</text:span>;</text:p>
      <text:p text:style-name="P1"><text:span text:style-name="T1">a</text:span><text:span text:style-name="T2">=</text:span> <text:span text:style-name="T1">12</text:span>; <text:span text:style-name="T4">Error</text:span> <text:span text:style-name="T2">in</text:span> <text:span text:style-name="T3">type</text:span> <text:span text:style-name="T6">Assignment</text:span> <text:span text:style-name="T1">value</text:span> only assing alow string</text:p>
      <text:p text:style-name="P1"><text:span text:style-name="T4">document</text:span>.<text:span text:style-name="T7">write</text:span>(<text:span text:style-name="T1">a</text:span>);</text:p>
      <text:p text:style-name="P6"><text:line-break/><text:line-break/></text:p>
      <text:p text:style-name="P1"><text:span text:style-name="T1">implicit</text:span> <text:span text:style-name="T1">Ex</text:span></text:p>
      <text:p text:style-name="P1"><text:span text:style-name="T3">let</text:span> <text:span text:style-name="T1">b</text:span> <text:span text:style-name="T2">=</text:span> <text:span text:style-name="T5">"not assing type"</text:span></text:p>
      <text:p text:style-name="P1"><text:span text:style-name="T1">b</text:span> <text:span text:style-name="T2">=</text:span> <text:span text:style-name="T1">12</text:span>; <text:span text:style-name="T1">error</text:span> TS2322: <text:span text:style-name="T1">Type</text:span> <text:span text:style-name="T5">'number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string'</text:span>.</text:p>
      <text:p text:style-name="P1"><text:span text:style-name="T1">document</text:span>.<text:span text:style-name="T7">write</text:span>(<text:span text:style-name="T1">b</text:span>);</text:p>
      <text:p text:style-name="P2">---------------------------------------------------</text:p>
      <text:p text:style-name="P1"><text:span text:style-name="T1">Implicit</text:span> <text:span text:style-name="T1">any</text:span> <text:span text:style-name="T3">as</text:span> <text:span text:style-name="T6">json</text:span>.<text:span text:style-name="T6">parse</text:span> <text:span text:style-name="T6">doesn</text:span><text:span text:style-name="T5">'t know what type of data it can be "any" thing.</text:span><text:span text:style-name="T8">.</text:span></text:p>
      <text:p text:style-name="P5"/>
      <text:p text:style-name="P1"><text:span text:style-name="T3">const</text:span> <text:span text:style-name="T1">json</text:span> <text:span text:style-name="T2">=</text:span> <text:span text:style-name="T1">JSON</text:span>.<text:span text:style-name="T7">parse</text:span>(<text:span text:style-name="T5">"5"</text:span>)</text:p>
      <text:p text:style-name="P1"><text:span text:style-name="T1">document</text:span>.<text:span text:style-name="T7">write</text:span>(<text:span text:style-name="T2">typeof</text:span> <text:span text:style-name="T1">json</text:span>);</text:p>
      <text:p text:style-name="P7"/>
      <text:p text:style-name="P1"><text:span text:style-name="T3">let</text:span> <text:span text:style-name="T1">a</text:span> <text:span text:style-name="T2">=</text:span> (<text:span text:style-name="T9">false</text:span>)</text:p>
      <text:p text:style-name="P1"><text:span text:style-name="T1">document</text:span>.<text:span text:style-name="T7">write</text:span>(<text:span text:style-name="T2">typeof</text:span> <text:span text:style-name="T1">a</text:span>)</text:p>
      <text:p text:style-name="P5"/>
      <text:p text:style-name="P2">----------------------------------</text:p>
      <text:p text:style-name="P5"/>
      <text:p text:style-name="P1"><text:span text:style-name="T2">----------------</text:span><text:span text:style-name="T1">Special</text:span> <text:span text:style-name="T1">Types</text:span> <text:span text:style-name="T2">-----------</text:span></text:p>
      <text:p text:style-name="P5"/>
      <text:p text:style-name="P1"><text:span text:style-name="T2">*</text:span> Type :<text:span text:style-name="T1">any</text:span> <text:span text:style-name="T2">*</text:span> </text:p>
      <text:p text:style-name="P5"/>
      <text:p text:style-name="P1"><text:span text:style-name="T1">any</text:span> <text:span text:style-name="T1">is</text:span> <text:span text:style-name="T1">a</text:span> <text:span text:style-name="T3">type</text:span> <text:span text:style-name="T6">that</text:span> disablr tye checking and effectively allows all types to be used.</text:p>
      <text:p text:style-name="P5"/>
      <text:p text:style-name="P1"><text:span text:style-name="T1">thw</text:span> <text:span text:style-name="T1">examople</text:span> <text:span text:style-name="T1">below</text:span> <text:span text:style-name="T1">does</text:span> <text:span text:style-name="T1">not</text:span> <text:span text:style-name="T1">use</text:span> <text:span text:style-name="T1">any</text:span> <text:span text:style-name="T1">ell</text:span> <text:span text:style-name="T3">throw</text:span> <text:span text:style-name="T1">an</text:span> error:</text:p>
      <text:p text:style-name="P5"/>
      <text:p text:style-name="P1"><text:span text:style-name="T3">let</text:span> <text:span text:style-name="T1">u</text:span><text:span text:style-name="T2">=</text:span> <text:span text:style-name="T9">true</text:span>;</text:p>
      <text:p text:style-name="P1"><text:span text:style-name="T1">u</text:span> <text:span text:style-name="T2">=</text:span> <text:span text:style-name="T5">"string"</text:span>;</text:p>
      <text:p text:style-name="P1"><text:span text:style-name="T1">Math</text:span>.<text:span text:style-name="T7">round</text:span>(<text:span text:style-name="T1">u</text:span>);</text:p>
      <text:p text:style-name="P7"/>
      <text:p text:style-name="P1">output :<text:span text:style-name="T1">Error</text:span></text:p>
      <text:p text:style-name="P7"><text:soft-page-break/></text:p>
      <text:p text:style-name="P1"><text:span text:style-name="T1">using</text:span> <text:span text:style-name="T1">any</text:span> <text:span text:style-name="T1">type</text:span> </text:p>
      <text:p text:style-name="P5"/>
      <text:p text:style-name="P1"><text:span text:style-name="T3">let</text:span> <text:span text:style-name="T1">u</text:span><text:span text:style-name="T2">:</text:span><text:span text:style-name="T4">any</text:span> <text:span text:style-name="T2">=</text:span> <text:span text:style-name="T5">"sing"</text:span>; <text:span text:style-name="T3">type</text:span> <text:span text:style-name="T6">is</text:span> string </text:p>
      <text:p text:style-name="P1">u <text:span text:style-name="T2">=</text:span> <text:span text:style-name="T1">12</text:span>; <text:span text:style-name="T3">type</text:span> <text:span text:style-name="T6">is</text:span> number nut not gevin Error </text:p>
      <text:p text:style-name="P1">any type is all type allow types</text:p>
      <text:p text:style-name="P5"/>
      <text:p text:style-name="P1"><text:span text:style-name="T1">document</text:span>.<text:span text:style-name="T7">write</text:span>(<text:span text:style-name="T1">u</text:span>);</text:p>
      <text:p text:style-name="P5"/>
      <text:p text:style-name="P1"><text:span text:style-name="T1">unknown</text:span> <text:span text:style-name="T1">is</text:span> <text:span text:style-name="T1">a</text:span> <text:span text:style-name="T1">similar</text:span>, <text:span text:style-name="T1">but</text:span> <text:span text:style-name="T1">safer</text:span> <text:span text:style-name="T1">alternative</text:span> <text:span text:style-name="T1">to</text:span> <text:span text:style-name="T1">any</text:span></text:p>
      <text:p text:style-name="P1"><text:span text:style-name="T1">typeSctipt</text:span> <text:span text:style-name="T1">will</text:span> <text:span text:style-name="T1">prevent</text:span> <text:span text:style-name="T1">unknown</text:span> <text:span text:style-name="T1">types</text:span> <text:span text:style-name="T1">from</text:span> <text:span text:style-name="T1">being</text:span> <text:span text:style-name="T1">used</text:span>,<text:span text:style-name="T3">as</text:span> <text:span text:style-name="T6">shwon</text:span> <text:span text:style-name="T6">in</text:span> <text:span text:style-name="T6">the</text:span> <text:span text:style-name="T6">below</text:span> </text:p>
      <text:p text:style-name="P5"/>
      <text:p text:style-name="P3">Ex</text:p>
      <text:p text:style-name="P1"><text:span text:style-name="T3">let</text:span> <text:span text:style-name="T1">p</text:span><text:span text:style-name="T2">:</text:span><text:span text:style-name="T4">unknown</text:span> <text:span text:style-name="T2">=</text:span> <text:span text:style-name="T1">1</text:span>;</text:p>
      <text:p text:style-name="P1"><text:span text:style-name="T1">p</text:span> <text:span text:style-name="T2">=</text:span> <text:span text:style-name="T5">"string"</text:span>;</text:p>
      <text:p text:style-name="P1"><text:span text:style-name="T1">console</text:span>.<text:span text:style-name="T7">log</text:span>(<text:span text:style-name="T1">p</text:span>)</text:p>
      <text:p text:style-name="P5"/>
      <text:p text:style-name="P1"><text:span text:style-name="T1">never</text:span> </text:p>
      <text:p text:style-name="P5"/>
      <text:p text:style-name="P1"><text:span text:style-name="T1">never</text:span> <text:span text:style-name="T1">effectively</text:span> <text:span text:style-name="T1">throws</text:span> <text:span text:style-name="T1">an</text:span> <text:span text:style-name="T1">error</text:span> <text:span text:style-name="T1">whernever</text:span> <text:span text:style-name="T1">it</text:span> <text:span text:style-name="T1">is</text:span> <text:span text:style-name="T1">defined</text:span>.</text:p>
      <text:p text:style-name="P7"/>
      <text:p text:style-name="P1"><text:span text:style-name="T3">let</text:span> <text:span text:style-name="T1">x</text:span><text:span text:style-name="T2">:</text:span><text:span text:style-name="T4">never</text:span> <text:span text:style-name="T2">=</text:span><text:span text:style-name="T9">true</text:span>; <text:span text:style-name="T2">/</text:span> <text:span text:style-name="T2">/</text:span><text:span text:style-name="T1">ype</text:span> <text:span text:style-name="T5">'boolean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never'</text:span>.</text:p>
      <text:p text:style-name="P7"/>
      <text:p text:style-name="P1"><text:span text:style-name="T9">undefined</text:span> <text:span text:style-name="T2">&amp;</text:span> <text:span text:style-name="T9">null</text:span> </text:p>
      <text:p text:style-name="P5"/>
      <text:p text:style-name="P1"><text:span text:style-name="T9">undefined</text:span> <text:span text:style-name="T1">and</text:span> <text:span text:style-name="T9">null</text:span> <text:span text:style-name="T1">are</text:span> <text:span text:style-name="T1">types</text:span> <text:span text:style-name="T1">that</text:span> <text:span text:style-name="T1">refer</text:span> <text:span text:style-name="T1">to</text:span> <text:span text:style-name="T1">the</text:span> <text:span text:style-name="T1">javaScript</text:span> <text:span text:style-name="T1">primitives</text:span> <text:span text:style-name="T9">undefined</text:span> <text:span text:style-name="T1">and</text:span> <text:span text:style-name="T9">null</text:span> <text:span text:style-name="T1">respectively</text:span>.</text:p>
      <text:p text:style-name="P5"/>
      <text:p text:style-name="P1"><text:span text:style-name="T3">let</text:span> <text:span text:style-name="T1">y</text:span><text:span text:style-name="T2">:</text:span><text:span text:style-name="T4">undefined</text:span> <text:span text:style-name="T2">=</text:span> <text:span text:style-name="T9">undefined</text:span>;</text:p>
      <text:p text:style-name="P1"><text:span text:style-name="T1">document</text:span>.<text:span text:style-name="T7">write</text:span>(<text:span text:style-name="T2">typeof</text:span> <text:span text:style-name="T1">y</text:span>); <text:span text:style-name="T1">output</text:span> <text:span text:style-name="T9">undefined</text:span> </text:p>
      <text:p text:style-name="P1"><text:span text:style-name="T1">document</text:span>.<text:span text:style-name="T7">write</text:span>(<text:span text:style-name="T5">" "</text:span>)</text:p>
      <text:p text:style-name="P1"><text:span text:style-name="T3">let</text:span> <text:span text:style-name="T1">z</text:span><text:span text:style-name="T2">:</text:span><text:span text:style-name="T4">null</text:span> <text:span text:style-name="T2">=</text:span> <text:span text:style-name="T9">null</text:span></text:p>
      <text:p text:style-name="P1"><text:span text:style-name="T1">document</text:span>.<text:span text:style-name="T7">write</text:span>(<text:span text:style-name="T2">typeof</text:span> <text:span text:style-name="T1">z</text:span>); <text:span text:style-name="T1">object</text:span></text:p>
      <text:p text:style-name="P7"/>
      <text:p text:style-name="P1"><text:span text:style-name="T2">--------</text:span><text:span text:style-name="T1">TypeScript</text:span> <text:span text:style-name="T1">Arrays</text:span> <text:span text:style-name="T2">-----------</text:span></text:p>
      <text:p text:style-name="P2">----------------------------------------</text:p>
      <text:p text:style-name="P7"/>
      <text:p text:style-name="P1"><text:span text:style-name="T3">let</text:span> <text:span text:style-name="T1">namel</text:span><text:span text:style-name="T2">:</text:span><text:span text:style-name="T4">string</text:span>[] <text:span text:style-name="T2">=</text:span> [];</text:p>
      <text:p text:style-name="P1"><text:span text:style-name="T1">namel</text:span>.<text:span text:style-name="T7">push</text:span>(<text:span text:style-name="T5">"anil"</text:span>);</text:p>
      <text:p text:style-name="P1"><text:span text:style-name="T1">namel</text:span>.<text:span text:style-name="T7">push</text:span>(<text:span text:style-name="T1">12</text:span>) <text:span text:style-name="T1">Argument</text:span> <text:span text:style-name="T2">of</text:span> <text:span text:style-name="T1">type</text:span> <text:span text:style-name="T5">'number'</text:span> <text:span text:style-name="T1">is</text:span> <text:span text:style-name="T1">not</text:span> <text:span text:style-name="T1">assignable</text:span> <text:span text:style-name="T1">to</text:span> <text:span text:style-name="T1">parameter</text:span> <text:span text:style-name="T2">of</text:span> <text:span text:style-name="T1">type</text:span> <text:span text:style-name="T5">'string'</text:span>.</text:p>
      <text:p text:style-name="P7"/>
      <text:p text:style-name="P1"><text:span text:style-name="T1">console</text:span>.<text:span text:style-name="T7">log</text:span>(<text:span text:style-name="T1">namel</text:span>)</text:p>
      <text:p text:style-name="P7"/>
      <text:p text:style-name="P1"><text:span text:style-name="T3">let</text:span> <text:span text:style-name="T1">namel</text:span><text:span text:style-name="T2">:</text:span><text:span text:style-name="T4">any</text:span>[] <text:span text:style-name="T2">=</text:span> [];</text:p>
      <text:p text:style-name="P1"><text:soft-page-break/><text:span text:style-name="T1">namel</text:span>.<text:span text:style-name="T7">push</text:span>(<text:span text:style-name="T5">"anil"</text:span>);</text:p>
      <text:p text:style-name="P1"><text:span text:style-name="T1">namel</text:span>.<text:span text:style-name="T7">push</text:span>(<text:span text:style-name="T1">12</text:span>);</text:p>
      <text:p text:style-name="P1"><text:span text:style-name="T1">console</text:span>.<text:span text:style-name="T7">log</text:span>(<text:span text:style-name="T1">namel</text:span>);</text:p>
      <text:p text:style-name="P7"/>
      <text:p text:style-name="P1"><text:span text:style-name="T1">Readonly</text:span> </text:p>
      <text:p text:style-name="P5"/>
      <text:p text:style-name="P1"><text:span text:style-name="T1">the</text:span> <text:span text:style-name="T1">readonly</text:span> <text:span text:style-name="T1">keyword</text:span> <text:span text:style-name="T1">can</text:span> <text:span text:style-name="T1">prevent</text:span> <text:span text:style-name="T1">arrays</text:span> <text:span text:style-name="T1">from</text:span> <text:span text:style-name="T1">being</text:span> <text:span text:style-name="T1">change</text:span></text:p>
      <text:p text:style-name="P5"/>
      <text:p text:style-name="P1"><text:span text:style-name="T3">let</text:span> <text:span text:style-name="T1">namle</text:span><text:span text:style-name="T2">:</text:span><text:span text:style-name="T3">readonly</text:span> <text:span text:style-name="T4">any</text:span>[] <text:span text:style-name="T2">=</text:span> [<text:span text:style-name="T5">"anil"</text:span>]</text:p>
      <text:p text:style-name="P1"><text:span text:style-name="T1">namle</text:span>.<text:span text:style-name="T7">push</text:span>(<text:span text:style-name="T5">"jj"</text:span>) <text:span text:style-name="T1">Property</text:span> <text:span text:style-name="T5">'push'</text:span> <text:span text:style-name="T1">does</text:span> <text:span text:style-name="T1">not</text:span> <text:span text:style-name="T1">exist</text:span> <text:span text:style-name="T1">on</text:span> <text:span text:style-name="T1">type</text:span> <text:span text:style-name="T5">'readonly any[]'</text:span>.</text:p>
      <text:p text:style-name="P1"><text:span text:style-name="T1">console</text:span>.<text:span text:style-name="T7">log</text:span>(<text:span text:style-name="T1">namle</text:span>);</text:p>
      <text:p text:style-name="P7"/>
      <text:p text:style-name="P1"><text:span text:style-name="T3">type</text:span> <text:span text:style-name="T6">infernce</text:span> </text:p>
      <text:p text:style-name="P5"/>
      <text:p text:style-name="P1"><text:span text:style-name="T1">typeScript</text:span> <text:span text:style-name="T1">can</text:span> <text:span text:style-name="T1">infer</text:span> <text:span text:style-name="T1">the</text:span> <text:span text:style-name="T2">of</text:span> <text:span text:style-name="T1">an</text:span> <text:span text:style-name="T1">Array</text:span> <text:span text:style-name="T3">if</text:span> <text:span text:style-name="T1">it</text:span> <text:span text:style-name="T1">has</text:span> <text:span text:style-name="T1">values</text:span>.</text:p>
      <text:p text:style-name="P5"/>
      <text:p text:style-name="P1"><text:span text:style-name="T3">const</text:span> <text:span text:style-name="T1">num</text:span> <text:span text:style-name="T2">=</text:span> [<text:span text:style-name="T1">1</text:span>,<text:span text:style-name="T1">2</text:span>,<text:span text:style-name="T1">3</text:span>];</text:p>
      <text:p text:style-name="P1"><text:span text:style-name="T1">num</text:span>.<text:span text:style-name="T7">push</text:span>(<text:span text:style-name="T1">4</text:span>);</text:p>
      <text:p text:style-name="P1"><text:span text:style-name="T1">num</text:span>.<text:span text:style-name="T7">push</text:span>(<text:span text:style-name="T5">'1'</text:span>)<text:span text:style-name="T1">Argument</text:span> <text:span text:style-name="T2">of</text:span> <text:span text:style-name="T1">type</text:span> <text:span text:style-name="T5">'string'</text:span> <text:span text:style-name="T1">is</text:span> <text:span text:style-name="T1">not</text:span> <text:span text:style-name="T1">assignable</text:span> <text:span text:style-name="T1">to</text:span> <text:span text:style-name="T1">parameter</text:span> <text:span text:style-name="T2">of</text:span> <text:span text:style-name="T1">type</text:span> <text:span text:style-name="T5">'number'</text:span>.</text:p>
      <text:p text:style-name="P5"/>
      <text:p text:style-name="P1"><text:span text:style-name="T1">console</text:span>.<text:span text:style-name="T7">log</text:span>(<text:span text:style-name="T1">num</text:span>);</text:p>
      <text:p text:style-name="P1"><text:span text:style-name="T3">let</text:span> <text:span text:style-name="T1">hed</text:span><text:span text:style-name="T2">:</text:span><text:span text:style-name="T4">number</text:span> <text:span text:style-name="T2">=</text:span> <text:span text:style-name="T1">num</text:span>[<text:span text:style-name="T1">1</text:span>];</text:p>
      <text:p text:style-name="P1"><text:span text:style-name="T1">console</text:span>.<text:span text:style-name="T7">log</text:span>(<text:span text:style-name="T1">hed</text:span>);</text:p>
      <text:p text:style-name="P5"/>
      <text:p text:style-name="P1"><text:span text:style-name="T2">........................</text:span>..<text:span text:style-name="T3">typeScript</text:span> <text:span text:style-name="T1">Tuples</text:span><text:span text:style-name="T2">...</text:span>..</text:p>
      <text:p text:style-name="P5"/>
      <text:p text:style-name="P1"><text:span text:style-name="T1">A</text:span> <text:span text:style-name="T1">tuple</text:span> <text:span text:style-name="T1">is</text:span> <text:span text:style-name="T1">a</text:span> <text:span text:style-name="T1">typed</text:span> <text:span text:style-name="T1">array</text:span>.<text:span text:style-name="T3">with</text:span> <text:span text:style-name="T1">a</text:span> <text:span text:style-name="T1">pre</text:span><text:span text:style-name="T2">-</text:span><text:span text:style-name="T1">defined</text:span> <text:span text:style-name="T1">length</text:span> <text:span text:style-name="T1">and</text:span> <text:span text:style-name="T1">types</text:span> <text:span text:style-name="T1">for</text:span> <text:span text:style-name="T1">each</text:span> <text:span text:style-name="T1">index</text:span>.</text:p>
      <text:p text:style-name="P5"/>
      <text:p text:style-name="P1"><text:span text:style-name="T1">Tuples</text:span> <text:span text:style-name="T1">are</text:span> <text:span text:style-name="T1">great</text:span> <text:span text:style-name="T1">because</text:span> <text:span text:style-name="T1">ther</text:span> <text:span text:style-name="T1">allow</text:span> <text:span text:style-name="T1">each</text:span> <text:span text:style-name="T1">element</text:span> <text:span text:style-name="T2">in</text:span> <text:span text:style-name="T1">the</text:span> <text:span text:style-name="T1">Array</text:span> <text:span text:style-name="T1">to</text:span> <text:span text:style-name="T1">be</text:span> <text:span text:style-name="T1">a</text:span> <text:span text:style-name="T1">known</text:span> <text:span text:style-name="T3">type</text:span> <text:span text:style-name="T6">of</text:span> value.</text:p>
      <text:p text:style-name="P5"/>
      <text:p text:style-name="P1"><text:span text:style-name="T1">To</text:span> <text:span text:style-name="T1">define</text:span> <text:span text:style-name="T1">a</text:span> <text:span text:style-name="T1">tuple</text:span>,<text:span text:style-name="T1">Specify</text:span> <text:span text:style-name="T1">the</text:span> <text:span text:style-name="T1">each</text:span> <text:span text:style-name="T1">Element</text:span> <text:span text:style-name="T2">in</text:span> <text:span text:style-name="T1">the</text:span> <text:span text:style-name="T1">array</text:span></text:p>
      <text:p text:style-name="P7"/>
      <text:p text:style-name="P1"><text:span text:style-name="T3">let</text:span> <text:span text:style-name="T1">ourTupl</text:span><text:span text:style-name="T2">:</text:span><text:span text:style-name="T3">readonly</text:span> [<text:span text:style-name="T4">number</text:span>,<text:span text:style-name="T4">boolean</text:span>,<text:span text:style-name="T4">string</text:span>];</text:p>
      <text:p text:style-name="P1"><text:span text:style-name="T1">ourTupl</text:span> <text:span text:style-name="T2">=</text:span> [<text:span text:style-name="T1">8</text:span>,<text:span text:style-name="T9">false</text:span>,<text:span text:style-name="T5">'di'</text:span>];</text:p>
      <text:p text:style-name="P1"><text:span text:style-name="T1">ourTupl</text:span>.<text:span text:style-name="T7">push</text:span>(<text:span text:style-name="T1">5</text:span>) <text:span text:style-name="T1">Property</text:span> <text:span text:style-name="T5">'push'</text:span> <text:span text:style-name="T1">does</text:span> <text:span text:style-name="T1">not</text:span> <text:span text:style-name="T1">exist</text:span> <text:span text:style-name="T1">on</text:span> <text:span text:style-name="T1">type</text:span> <text:span text:style-name="T5">'readonly [number, boolean, string]'</text:span>.</text:p>
      <text:p text:style-name="P5"/>
      <text:p text:style-name="P1"><text:span text:style-name="T1">ourTupl</text:span> <text:span text:style-name="T2">=</text:span> [<text:span text:style-name="T1">8</text:span>,<text:span text:style-name="T9">false</text:span>,<text:span text:style-name="T5">'di'</text:span>,<text:span text:style-name="T1">4</text:span>,<text:span text:style-name="T5">'55'</text:span>,<text:span text:style-name="T9">true</text:span>]; <text:span text:style-name="T1">error</text:span> TS2322: <text:span text:style-name="T1">Type</text:span> <text:span text:style-name="T5">'[number, false, string, number, string, true]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[number, boolean, string]'</text:span>.</text:p>
      <text:p text:style-name="P1"><text:span text:style-name="T1">console</text:span>.<text:span text:style-name="T7">log</text:span>(<text:span text:style-name="T1">ourTupl</text:span>);</text:p>
      <text:p text:style-name="P7"/>
      <text:p text:style-name="P1"><text:span text:style-name="T3">let</text:span> <text:span text:style-name="T1">ou</text:span><text:span text:style-name="T2">:</text:span> [<text:span text:style-name="T4">number</text:span>,<text:span text:style-name="T4">boolean</text:span>,<text:span text:style-name="T4">string</text:span>];</text:p>
      <text:p text:style-name="P1"><text:span text:style-name="T1">ou</text:span> <text:span text:style-name="T2">=</text:span> [<text:span text:style-name="T9">false</text:span> ,<text:span text:style-name="T5">'coffie'</text:span>,<text:span text:style-name="T1">5</text:span>];</text:p>
      <text:p text:style-name="P1"><text:span text:style-name="T1">console</text:span>.<text:span text:style-name="T7">log</text:span>(<text:span text:style-name="T1">ou</text:span>);</text:p>
      <text:p text:style-name="P6"><text:line-break/></text:p>
      <text:p text:style-name="P1"><text:span text:style-name="T1">Type</text:span> <text:span text:style-name="T5">'boolean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number'</text:span>.</text:p>
      <text:p text:style-name="P1"><text:soft-page-break/><text:span text:style-name="T1">Type</text:span> <text:span text:style-name="T5">'string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boolean'</text:span>.</text:p>
      <text:p text:style-name="P1"><text:span text:style-name="T1">Type</text:span> <text:span text:style-name="T5">'number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string'</text:span>.</text:p>
      <text:p text:style-name="P7"/>
      <text:p text:style-name="P1"><text:span text:style-name="T3">const</text:span> <text:span text:style-name="T1">p</text:span><text:span text:style-name="T2">:</text:span> <text:span text:style-name="T3">readonly</text:span> [<text:span text:style-name="T4">number</text:span>,<text:span text:style-name="T4">boolean</text:span>,<text:span text:style-name="T4">string</text:span>] <text:span text:style-name="T2">=</text:span> [<text:span text:style-name="T1">5</text:span> ,<text:span text:style-name="T9">true</text:span>,<text:span text:style-name="T5">"this real "</text:span>];</text:p>
      <text:p text:style-name="P5"/>
      <text:p text:style-name="P1"><text:span text:style-name="T1">console</text:span>.<text:span text:style-name="T7">log</text:span>(<text:span text:style-name="T1">p</text:span>);</text:p>
      <text:p text:style-name="P5"/>
      <text:p text:style-name="P1"><text:span text:style-name="T3">const</text:span> <text:span text:style-name="T1">h</text:span><text:span text:style-name="T2">:</text:span> [x:<text:span text:style-name="T4">number</text:span>,y:<text:span text:style-name="T4">number</text:span>] <text:span text:style-name="T2">=</text:span> [<text:span text:style-name="T1">55.5</text:span>, <text:span text:style-name="T1">12.4</text:span>];</text:p>
      <text:p text:style-name="P1"><text:span text:style-name="T1">console</text:span>.<text:span text:style-name="T7">log</text:span>(<text:span text:style-name="T1">h</text:span>)</text:p>
      <text:p text:style-name="P5"/>
      <text:p text:style-name="P1"><text:span text:style-name="T1">second</text:span> <text:span text:style-name="T1">methos</text:span> </text:p>
      <text:p text:style-name="P1"><text:span text:style-name="T3">const</text:span> <text:span text:style-name="T1">graph</text:span><text:span text:style-name="T2">:</text:span> [<text:span text:style-name="T4">number</text:span>,<text:span text:style-name="T4">number</text:span>] <text:span text:style-name="T2">=</text:span> [<text:span text:style-name="T1">55.2</text:span>, <text:span text:style-name="T1">41.5</text:span>];</text:p>
      <text:p text:style-name="P1"><text:span text:style-name="T3">const</text:span> [<text:span text:style-name="T1">x</text:span> ,<text:span text:style-name="T1">y</text:span> ] <text:span text:style-name="T2">=</text:span> <text:span text:style-name="T1">graph</text:span>;</text:p>
      <text:p text:style-name="P5"/>
      <text:p text:style-name="P1"><text:span text:style-name="T3">const</text:span> <text:span text:style-name="T1">u</text:span> <text:span text:style-name="T2">=</text:span> <text:span text:style-name="T1">x</text:span><text:span text:style-name="T2">+</text:span><text:span text:style-name="T1">y</text:span>;</text:p>
      <text:p text:style-name="P1"><text:span text:style-name="T1">console</text:span>.<text:span text:style-name="T7">log</text:span>(<text:span text:style-name="T1">u</text:span>);</text:p>
      <text:p text:style-name="P7"/>
      <text:p text:style-name="P1"><text:span text:style-name="T2">-----------</text:span><text:span text:style-name="T1">TypeScript</text:span> <text:span text:style-name="T1">Object</text:span> <text:span text:style-name="T1">types</text:span><text:span text:style-name="T2">---------</text:span></text:p>
      <text:p text:style-name="P1"><text:span text:style-name="T1">TypeScript</text:span> <text:span text:style-name="T1">has</text:span> <text:span text:style-name="T1">specifi</text:span> <text:span text:style-name="T1">systax</text:span> <text:span text:style-name="T1">for</text:span> <text:span text:style-name="T1">typing</text:span> <text:span text:style-name="T1">objets</text:span></text:p>
      <text:p text:style-name="P5"/>
      <text:p text:style-name="P1"><text:span text:style-name="T3">const</text:span> <text:span text:style-name="T1">car</text:span> <text:span text:style-name="T2">:</text:span>{type<text:span text:style-name="T2">:</text:span><text:span text:style-name="T4">string</text:span>,model<text:span text:style-name="T2">:</text:span><text:span text:style-name="T4">string</text:span>,year<text:span text:style-name="T2">:</text:span><text:span text:style-name="T4">number</text:span>}</text:p>
      <text:p text:style-name="P1"><text:span text:style-name="T2">=</text:span> {</text:p>
      <text:p text:style-name="P1">type:<text:span text:style-name="T5">"Toyota "</text:span>,</text:p>
      <text:p text:style-name="P1">model:<text:span text:style-name="T5">"b-d"</text:span>,</text:p>
      <text:p text:style-name="P1">year:<text:span text:style-name="T1">2001</text:span></text:p>
      <text:p text:style-name="P1">};</text:p>
      <text:p text:style-name="P5"/>
      <text:p text:style-name="P1"><text:span text:style-name="T1">console</text:span>.<text:span text:style-name="T7">log</text:span>(<text:span text:style-name="T1">car</text:span>);</text:p>
      <text:p text:style-name="P5"/>
      <text:p text:style-name="P1"><text:span text:style-name="T3">type</text:span> <text:span text:style-name="T6">inference</text:span> --</text:p>
      <text:p text:style-name="P1"><text:span text:style-name="T3">const</text:span> <text:span text:style-name="T1">car</text:span> <text:span text:style-name="T2">:</text:span>{type<text:span text:style-name="T2">:</text:span><text:span text:style-name="T4">string</text:span>,model<text:span text:style-name="T2">:</text:span><text:span text:style-name="T4">string</text:span>,year<text:span text:style-name="T2">:</text:span><text:span text:style-name="T4">number</text:span>}</text:p>
      <text:p text:style-name="P1"><text:span text:style-name="T2">=</text:span> {</text:p>
      <text:p text:style-name="P1">type:<text:span text:style-name="T5">"Toyota "</text:span>,</text:p>
      <text:p text:style-name="P1">model:<text:span text:style-name="T5">"b-d"</text:span>,</text:p>
      <text:p text:style-name="P1">year:<text:span text:style-name="T1">2001</text:span></text:p>
      <text:p text:style-name="P1">};</text:p>
      <text:p text:style-name="P1"><text:span text:style-name="T1">car</text:span>.<text:span text:style-name="T3">type</text:span> <text:span text:style-name="T2">=</text:span> <text:span text:style-name="T5">"Honda"</text:span> <text:span text:style-name="T1">not</text:span> <text:span text:style-name="T1">Error</text:span></text:p>
      <text:p text:style-name="P1"><text:span text:style-name="T1">car</text:span>.<text:span text:style-name="T3">year</text:span> <text:span text:style-name="T2">=</text:span> <text:span text:style-name="T1">45</text:span> <text:span text:style-name="T1">not</text:span> <text:span text:style-name="T1">Error</text:span></text:p>
      <text:p text:style-name="P1"><text:span text:style-name="T1">car</text:span>.<text:span text:style-name="T3">type</text:span> <text:span text:style-name="T2">=</text:span> <text:span text:style-name="T1">45</text:span> <text:span text:style-name="T1">Type</text:span> <text:span text:style-name="T5">'number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string'</text:span>.</text:p>
      <text:p text:style-name="P5"/>
      <text:p text:style-name="P1"><text:span text:style-name="T1">console</text:span>.<text:span text:style-name="T7">log</text:span>(<text:span text:style-name="T1">car</text:span>);</text:p>
      <text:p text:style-name="P6"><text:line-break/><text:line-break/></text:p>
      <text:p text:style-name="P1"><text:span text:style-name="T3">const</text:span> <text:span text:style-name="T1">car</text:span><text:span text:style-name="T2">:</text:span>{type<text:span text:style-name="T2">:</text:span><text:span text:style-name="T4">string</text:span> ,<text:span text:style-name="T10">/* mileage:number */</text:span> mileage <text:span text:style-name="T2">?:</text:span> <text:span text:style-name="T4">number</text:span> } <text:span text:style-name="T2">=</text:span> {</text:p>
      <text:p text:style-name="P1">type:<text:span text:style-name="T5">"honda"</text:span>,</text:p>
      <text:p text:style-name="P1">mileage:<text:span text:style-name="T1">124</text:span> <text:span text:style-name="T1">withot</text:span> <text:span text:style-name="T1">insert</text:span> <text:span text:style-name="T1">out</text:span> <text:span text:style-name="T1">side</text:span> <text:span text:style-name="T1">insert</text:span></text:p>
      <text:p text:style-name="P1">}</text:p>
      <text:p text:style-name="P5"><text:soft-page-break/></text:p>
      <text:p text:style-name="P1"><text:span text:style-name="T1">car</text:span>.<text:span text:style-name="T3">mileage</text:span> <text:span text:style-name="T2">=</text:span> <text:span text:style-name="T1">200</text:span>; <text:span text:style-name="T1">Property</text:span> <text:span text:style-name="T5">'mileage'</text:span> <text:span text:style-name="T1">is</text:span> <text:span text:style-name="T1">missing</text:span> <text:span text:style-name="T2">in</text:span> <text:span text:style-name="T1">type</text:span> <text:span text:style-name="T5">'{ type: string; }'</text:span> <text:span text:style-name="T1">but</text:span> <text:span text:style-name="T1">required</text:span> <text:span text:style-name="T2">in</text:span> <text:span text:style-name="T1">type</text:span> <text:span text:style-name="T5">'{ type: string; mileage: number; }'</text:span>. </text:p>
      <text:p text:style-name="P5"/>
      <text:p text:style-name="P1"><text:span text:style-name="T1">console</text:span>.<text:span text:style-name="T7">log</text:span>(<text:span text:style-name="T1">car</text:span>)</text:p>
      <text:p text:style-name="P6"><text:line-break/></text:p>
      <text:p text:style-name="P1"><text:span text:style-name="T3">const</text:span> <text:span text:style-name="T1">names</text:span> <text:span text:style-name="T2">:</text:span> { [<text:span text:style-name="T1">index</text:span><text:span text:style-name="T2">:</text:span><text:span text:style-name="T4">string</text:span>]<text:span text:style-name="T2">:</text:span><text:span text:style-name="T4">number</text:span>} <text:span text:style-name="T2">=</text:span> {};</text:p>
      <text:p text:style-name="P5"/>
      <text:p text:style-name="P1"><text:span text:style-name="T1">names</text:span>.<text:span text:style-name="T3">p</text:span> <text:span text:style-name="T2">=</text:span> <text:span text:style-name="T1">5</text:span>;</text:p>
      <text:p text:style-name="P1"><text:span text:style-name="T1">names</text:span>.<text:span text:style-name="T3">o</text:span> <text:span text:style-name="T2">=</text:span> <text:span text:style-name="T5">"fh"</text:span> <text:span text:style-name="T1">Type</text:span> <text:span text:style-name="T5">'string'</text:span> <text:span text:style-name="T1">is</text:span> <text:span text:style-name="T1">not</text:span> <text:span text:style-name="T1">assignable</text:span> <text:span text:style-name="T1">to</text:span> <text:span text:style-name="T1">type</text:span> <text:span text:style-name="T5">'number'</text:span>. </text:p>
      <text:p text:style-name="P1"><text:span text:style-name="T1">console</text:span>.<text:span text:style-name="T7">log</text:span>(<text:span text:style-name="T1">names</text:span>)</text:p>
      <text:p text:style-name="P6"><text:line-break/></text:p>
      <text:p text:style-name="P4">/* TypeScript Enums -----</text:p>
      <text:p text:style-name="P5"/>
      <text:p text:style-name="P4">An enum is a special "class" that represents a group of Constants (unchangeable variables)</text:p>
      <text:p text:style-name="P5"/>
      <text:p text:style-name="P4">Enums come in two flavors string and numeric .lets start with numeric</text:p>
      <text:p text:style-name="P5"/>
      <text:p text:style-name="P4">Numeric Enums by default,enums will initialize the first value to 0 and add 1 to each addtional value</text:p>
      <text:p text:style-name="P7"/>
      <text:p text:style-name="P4">enum cars {</text:p>
      <text:p text:style-name="P4">a,</text:p>
      <text:p text:style-name="P4">b,</text:p>
      <text:p text:style-name="P4">c,</text:p>
      <text:p text:style-name="P4">d,</text:p>
      <text:p text:style-name="P4">g</text:p>
      <text:p text:style-name="P4">};</text:p>
      <text:p text:style-name="P5"/>
      <text:p text:style-name="P4">let carsl = cars.g;</text:p>
      <text:p text:style-name="P6"><text:line-break/><text:line-break/></text:p>
      <text:p text:style-name="P4">console.log(cars)</text:p>
      <text:p text:style-name="P4">console.log(carsl)</text:p>
      <text:p text:style-name="P6"><text:line-break/></text:p>
      <text:p text:style-name="P4">enum st {</text:p>
      <text:p text:style-name="P4">notfl = 10 ,</text:p>
      <text:p text:style-name="P4">Succ = 20,</text:p>
      <text:p text:style-name="P4">Acce = 202,</text:p>
      <text:p text:style-name="P5"/>
      <text:p text:style-name="P4">}</text:p>
      <text:p text:style-name="P5"/>
      <text:p text:style-name="P4"><text:soft-page-break/>console.log(st.notfl)</text:p>
      <text:p text:style-name="P4">console.log(st.Succ)</text:p>
      <text:p text:style-name="P4">out put 10</text:p>
      <text:p text:style-name="P7"/>
      <text:p text:style-name="P4">String Enums</text:p>
      <text:p text:style-name="P5"/>
      <text:p text:style-name="P4">Enums can also contain string. this is more common than numeric enums ,because of their readability and intent.</text:p>
      <text:p text:style-name="P5"/>
      <text:p text:style-name="P4">enum vl {</text:p>
      <text:p text:style-name="P4">ni = 'ma',</text:p>
      <text:p text:style-name="P4">ea = 'dd',</text:p>
      <text:p text:style-name="P4">cc = 'cc',</text:p>
      <text:p text:style-name="P4">ff ='ff'</text:p>
      <text:p text:style-name="P5"/>
      <text:p text:style-name="P4">};</text:p>
      <text:p text:style-name="P5"/>
      <text:p text:style-name="P4">console.log(vl.ni)</text:p>
      <text:p text:style-name="P7"/>
      <text:p text:style-name="P4">TypeScript type Aliases and interface</text:p>
      <text:p text:style-name="P4">Ty creating a new Car using the alias provided</text:p>
      <text:p text:style-name="P4">type CarYear = number</text:p>
      <text:p text:style-name="P4">type CarType = string</text:p>
      <text:p text:style-name="P4">type CarModle = string</text:p>
      <text:p text:style-name="P4">type Car ={</text:p>
      <text:p text:style-name="P4">year: CarYear,</text:p>
      <text:p text:style-name="P4">type:CarType,</text:p>
      <text:p text:style-name="P4">model: CarModle</text:p>
      <text:p text:style-name="P4">}</text:p>
      <text:p text:style-name="P7"/>
      <text:p text:style-name="P4">const carYear:CarYear = 2001</text:p>
      <text:p text:style-name="P4">const carType:CarType = "Honda"</text:p>
      <text:p text:style-name="P4">const carModel:CarModle = "jjj"</text:p>
      <text:p text:style-name="P4">const car: Car = {</text:p>
      <text:p text:style-name="P4">year:carYear,</text:p>
      <text:p text:style-name="P4">type:carType,</text:p>
      <text:p text:style-name="P4">model:carModel</text:p>
      <text:p text:style-name="P4">};</text:p>
      <text:p text:style-name="P7"/>
      <text:p text:style-name="P4">const paer:CarYear = 2002</text:p>
      <text:p text:style-name="P4">const ptype:CarType = "non"</text:p>
      <text:p text:style-name="P4">const pmodel:CarModle ="xyz"</text:p>
      <text:p text:style-name="P4">const pa:Car ={</text:p>
      <text:p text:style-name="P4">year:paer,</text:p>
      <text:p text:style-name="P4">type:ptype,</text:p>
      <text:p text:style-name="P4">model:pmodel</text:p>
      <text:p text:style-name="P4">}</text:p>
      <text:p text:style-name="P4"><text:soft-page-break/>console.log(pa)</text:p>
      <text:p text:style-name="P4">console.log(car)</text:p>
      <text:p text:style-name="P7"/>
      <text:p text:style-name="P4">interface Rec {</text:p>
      <text:p text:style-name="P4">he:number</text:p>
      <text:p text:style-name="P4">width:number</text:p>
      <text:p text:style-name="P4">}</text:p>
      <text:p text:style-name="P5"/>
      <text:p text:style-name="P4">const xys: Rec={</text:p>
      <text:p text:style-name="P4">he:20,</text:p>
      <text:p text:style-name="P4">width:10</text:p>
      <text:p text:style-name="P5"/>
      <text:p text:style-name="P4">}</text:p>
      <text:p text:style-name="P5"/>
      <text:p text:style-name="P4">console.log(xys)</text:p>
      <text:p text:style-name="P7"/>
      <text:p text:style-name="P4">interface Re {</text:p>
      <text:p text:style-name="P4">height:number,</text:p>
      <text:p text:style-name="P4">width:number</text:p>
      <text:p text:style-name="P4">}</text:p>
      <text:p text:style-name="P5"/>
      <text:p text:style-name="P4">interface col extends Re{</text:p>
      <text:p text:style-name="P4">co:string</text:p>
      <text:p text:style-name="P4">}</text:p>
      <text:p text:style-name="P5"/>
      <text:p text:style-name="P4">const vv :col ={</text:p>
      <text:p text:style-name="P4">height:20,</text:p>
      <text:p text:style-name="P4">width:45,</text:p>
      <text:p text:style-name="P4">co:"blue"</text:p>
      <text:p text:style-name="P4">}</text:p>
      <text:p text:style-name="P5"/>
      <text:p text:style-name="P4">console.log(vv);</text:p>
      <text:p text:style-name="P6"><text:line-break/></text:p>
      <text:p text:style-name="P4">/* TypeScript Union Types-------------</text:p>
      <text:p text:style-name="P5"/>
      <text:p text:style-name="P4">Union types are used when a value can be more then a single type.</text:p>
      <text:p text:style-name="P5"/>
      <text:p text:style-name="P4">Such as when a property would be string or number</text:p>
      <text:p text:style-name="P7"/>
      <text:p text:style-name="P4">Using the we are saying our parameter is a String or number</text:p>
      <text:p text:style-name="P4">const pp = (c:string | number) =&gt;{</text:p>
      <text:p text:style-name="P4">console.log(`my status code is ${c}.`)</text:p>
      <text:p text:style-name="P4">}</text:p>
      <text:p text:style-name="P5"/>
      <text:p text:style-name="P4">pp(444);</text:p>
      <text:p text:style-name="P4">pp('000');</text:p>
      <text:p text:style-name="P5"><text:soft-page-break/></text:p>
      <text:p text:style-name="P4">const ll = (c:string|number) =&gt;{</text:p>
      <text:p text:style-name="P4">console.log(`my status code is ${c.toUpperCase}.`) Property 'toUpperCase' does not exist on type 'string | number'.</text:p>
      <text:p text:style-name="P5"/>
      <text:p text:style-name="P4">} </text:p>
      <text:p text:style-name="P5"/>
      <text:p text:style-name="P4">console.log(101)</text:p>
      <text:p text:style-name="P5"/>
      <text:p text:style-name="P4">function getTime() :number{</text:p>
      <text:p text:style-name="P4">return new Date().getTime();</text:p>
      <text:p text:style-name="P4">}</text:p>
      <text:p text:style-name="P5"/>
      <text:p text:style-name="P4">console.log(getTime());</text:p>
      <text:p text:style-name="P5"/>
      <text:p text:style-name="P4">1648464745471 return out put number</text:p>
      <text:p text:style-name="P7"/>
      <text:p text:style-name="P4">Void Return Type </text:p>
      <text:p text:style-name="P4">the type void can be used to indicate a function does not return any value</text:p>
      <text:p text:style-name="P5"/>
      <text:p text:style-name="P4">function pp():void {</text:p>
      <text:p text:style-name="P4">console.log(false);</text:p>
      <text:p text:style-name="P4">}</text:p>
      <text:p text:style-name="P4">pp();</text:p>
      <text:p text:style-name="P5"/>
      <text:p text:style-name="P4">Function paramenters are typed woth a similar synatx as variable declarations.</text:p>
      <text:p text:style-name="P7"/>
      <text:p text:style-name="P4">const mm = (a:number, b:number)=&gt;{</text:p>
      <text:p text:style-name="P4">return a * b;</text:p>
      <text:p text:style-name="P4">}</text:p>
      <text:p text:style-name="P5"/>
      <text:p text:style-name="P4">console.log(mm(1,5))</text:p>
      <text:p text:style-name="P7"/>
      <text:p text:style-name="P4">Optional Parameters </text:p>
      <text:p text:style-name="P4">by default typeScript will assume all parameters are required, but they can be explocitly marked as OptionalEffectTiming</text:p>
      <text:p text:style-name="P7"/>
      <text:p text:style-name="P4">const add = (a:number ,b:number , c?:number)=&gt;</text:p>
      <text:p text:style-name="P4">{</text:p>
      <text:p text:style-name="P4">return a+b+ (c || 0) ; default 0 leve </text:p>
      <text:p text:style-name="P5"/>
      <text:p text:style-name="P4">}</text:p>
      <text:p text:style-name="P5"/>
      <text:p text:style-name="P4">console.log(add(2,5))</text:p>
      <text:p text:style-name="P7"/>
      <text:p text:style-name="P4">default Parameters </text:p>
      <text:p text:style-name="P5"><text:soft-page-break/></text:p>
      <text:p text:style-name="P4">const pp = (va:number,ec:number = 20) =&gt;{</text:p>
      <text:p text:style-name="P4">return va * ec;</text:p>
      <text:p text:style-name="P4">}</text:p>
      <text:p text:style-name="P5"/>
      <text:p text:style-name="P4">console.log(pp(11))</text:p>
      <text:p text:style-name="P6"><text:line-break/></text:p>
      <text:p text:style-name="P4">const divide = ({d1,d2}:{d1:number,d2:number}) =&gt;{</text:p>
      <text:p text:style-name="P5"/>
      <text:p text:style-name="P4">return d1/d2;</text:p>
      <text:p text:style-name="P5"/>
      <text:p text:style-name="P4">}</text:p>
      <text:p text:style-name="P5"/>
      <text:p text:style-name="P4">console.log(divide({d1:5,d2:8}));</text:p>
      <text:p text:style-name="P7"/>
      <text:p text:style-name="P4">Rest Parameters </text:p>
      <text:p text:style-name="P4">Reat Parameters can be types like normal parameters,but the type must be ... multiple value insert and count </text:p>
      <text:p text:style-name="P5"/>
      <text:p text:style-name="P4">const add = (a:number ,b:number,...rest :number[]) =&gt;{</text:p>
      <text:p text:style-name="P5"/>
      <text:p text:style-name="P4">return a+b + rest.reduce((i,c)=&gt; i + c, 0);</text:p>
      <text:p text:style-name="P4">}</text:p>
      <text:p text:style-name="P6"><text:line-break/><text:line-break/></text:p>
      <text:p text:style-name="P4">console.log(add(10,10,10,10))</text:p>
      <text:p text:style-name="P5"/>
      <text:p text:style-name="P4">type Nagate = (value:number) =&gt; number;</text:p>
      <text:p text:style-name="P5"/>
      <text:p text:style-name="P4">const nn:Nagate = (value) =&gt; value * -1;</text:p>
      <text:p text:style-name="P4">console.log(nn(10));</text:p>
      <text:p text:style-name="P7"/>
      <text:p text:style-name="P4">10 * -1</text:p>
      <text:p text:style-name="P4">out put -10</text:p>
      <text:p text:style-name="P6"><text:line-break/></text:p>
      <text:p text:style-name="P4">------------------ Casting With as </text:p>
      <text:p text:style-name="P5"/>
      <text:p text:style-name="P4">let x:unknown = 'anil';</text:p>
      <text:p text:style-name="P4">console.log((x as string).length)</text:p>
      <text:p text:style-name="P4">console.log((&lt;string&gt;x).length) </text:p>
      <text:p text:style-name="P7"/>
      <text:p text:style-name="P4">both are workin</text:p>
      <text:p text:style-name="P7"><text:soft-page-break/></text:p>
      <text:p text:style-name="P4">let x:unknown = 4;</text:p>
      <text:p text:style-name="P4">console.log((x as string).length) not show put put</text:p>
      <text:p text:style-name="P5"/>
      <text:p text:style-name="P4">let x = 'hello anil';</text:p>
      <text:p text:style-name="P4">console.log(((x as unknown) as number).length);</text:p>
      <text:p text:style-name="P5"/>
      <text:p text:style-name="P4">------TypeScript Calsses-------</text:p>
      <text:p text:style-name="P5"/>
      <text:p text:style-name="P4">TypeScrip t adds types and visibility modifiers to javaScript classes.</text:p>
      <text:p text:style-name="P5"/>
      <text:p text:style-name="P4">class Person {</text:p>
      <text:p text:style-name="P4">name:string;</text:p>
      <text:p text:style-name="P4">}</text:p>
      <text:p text:style-name="P5"/>
      <text:p text:style-name="P4">const person = new Person();</text:p>
      <text:p text:style-name="P4">person.name ="hi anil";</text:p>
      <text:p text:style-name="P5"/>
      <text:p text:style-name="P4">console.log(person);</text:p>
      <text:p text:style-name="P5"/>
      <text:p text:style-name="P4">class Per {</text:p>
      <text:p text:style-name="P4">name:string;</text:p>
      <text:p text:style-name="P5"/>
      <text:p text:style-name="P4">}</text:p>
      <text:p text:style-name="P4">const per = new Per();</text:p>
      <text:p text:style-name="P4">per.name = "hello typescript";</text:p>
      <text:p text:style-name="P4">console.log(per)</text:p>
      <text:p text:style-name="P5"/>
      <text:p text:style-name="P4">--Members :visibility</text:p>
      <text:p text:style-name="P5"/>
      <text:p text:style-name="P4">class members also given special modifiers which affect visiblity</text:p>
      <text:p text:style-name="P5"/>
      <text:p text:style-name="P4">there are three main visibility modifiers in TypeScript</text:p>
      <text:p text:style-name="P5"/>
      <text:p text:style-name="P4">1) public - default allows access to class member from anywhere</text:p>
      <text:p text:style-name="P4">2) private - only allows access to the class member from within the class</text:p>
      <text:p text:style-name="P4">3) -allows access to the class member from itself and any classes that inherit interface, which is civered in the inheritance section below</text:p>
      <text:p text:style-name="P7"/>
      <text:p text:style-name="P4">class Pe {</text:p>
      <text:p text:style-name="P4">private name:string;</text:p>
      <text:p text:style-name="P5"/>
      <text:p text:style-name="P4">public constructor(name:string){</text:p>
      <text:p text:style-name="P4">this.name = name;</text:p>
      <text:p text:style-name="P4">}</text:p>
      <text:p text:style-name="P4">public getName(): string{</text:p>
      <text:p text:style-name="P4">return this.name;</text:p>
      <text:p text:style-name="P4">}</text:p>
      <text:p text:style-name="P4">}</text:p>
      <text:p text:style-name="P5"><text:soft-page-break/></text:p>
      <text:p text:style-name="P4">const per =new Pe('hi anil');</text:p>
      <text:p text:style-name="P4">console.log(per.getName());</text:p>
      <text:p text:style-name="P5"/>
      <text:p text:style-name="P4">class Person {</text:p>
      <text:p text:style-name="P4">public constructor(private name:string){</text:p>
      <text:p text:style-name="P5"/>
      <text:p text:style-name="P4">}</text:p>
      <text:p text:style-name="P5"/>
      <text:p text:style-name="P4">public getName():string{</text:p>
      <text:p text:style-name="P4">return this.name;</text:p>
      <text:p text:style-name="P5"/>
      <text:p text:style-name="P4">}</text:p>
      <text:p text:style-name="P4">}</text:p>
      <text:p text:style-name="P5"/>
      <text:p text:style-name="P4">const person = new Person("anil bhil");</text:p>
      <text:p text:style-name="P4">console.log(person.getName());</text:p>
      <text:p text:style-name="P5"/>
      <text:p text:style-name="P4">class Person {</text:p>
      <text:p text:style-name="P4">private readonly name:string;</text:p>
      <text:p text:style-name="P5"/>
      <text:p text:style-name="P4">public constructor(name:string){</text:p>
      <text:p text:style-name="P4">this.name = name;</text:p>
      <text:p text:style-name="P4">}</text:p>
      <text:p text:style-name="P5"/>
      <text:p text:style-name="P4">public getName():string{</text:p>
      <text:p text:style-name="P4">return this.name;</text:p>
      <text:p text:style-name="P5"/>
      <text:p text:style-name="P4">}</text:p>
      <text:p text:style-name="P5"/>
      <text:p text:style-name="P4">}</text:p>
      <text:p text:style-name="P7"/>
      <text:p text:style-name="P4">const person = new Person("anil");</text:p>
      <text:p text:style-name="P4">console.log(person.getName());</text:p>
      <text:p text:style-name="P7"/>
      <text:p text:style-name="P4">interface Shape {</text:p>
      <text:p text:style-name="P4">getArea: () =&gt; number;</text:p>
      <text:p text:style-name="P4">}</text:p>
      <text:p text:style-name="P5"/>
      <text:p text:style-name="P4">class Re implements Shape{</text:p>
      <text:p text:style-name="P4">public constructor(protected readonly width:number, protected readonly height:number)</text:p>
      <text:p text:style-name="P4">{}</text:p>
      <text:p text:style-name="P7"/>
      <text:p text:style-name="P4">public getArea (): number{</text:p>
      <text:p text:style-name="P4">return this.width * this.height;</text:p>
      <text:p text:style-name="P4">}</text:p>
      <text:p text:style-name="P4">}</text:p>
      <text:p text:style-name="P5"/>
      <text:p text:style-name="P4"><text:soft-page-break/>const my = new Re( 10 , 20);</text:p>
      <text:p text:style-name="P4">console.log(my.getArea());</text:p>
      <text:p text:style-name="P7"/>
      <text:p text:style-name="P4">interface Shape {</text:p>
      <text:p text:style-name="P4">getArea: () =&gt; number;</text:p>
      <text:p text:style-name="P5"/>
      <text:p text:style-name="P4">}</text:p>
      <text:p text:style-name="P4">class Rec implements Shape{</text:p>
      <text:p text:style-name="P4">public constructor (protected readonly width:number, protected readonly height:number)</text:p>
      <text:p text:style-name="P4">{}</text:p>
      <text:p text:style-name="P5"/>
      <text:p text:style-name="P4">public getArea(): number{</text:p>
      <text:p text:style-name="P4">return this.width * this.height;</text:p>
      <text:p text:style-name="P4">}</text:p>
      <text:p text:style-name="P5"/>
      <text:p text:style-name="P4">public toString(): string{</text:p>
      <text:p text:style-name="P4">return `Rec[width=${this.width},height=${this.height}]`;</text:p>
      <text:p text:style-name="P4">}</text:p>
      <text:p text:style-name="P4">}</text:p>
      <text:p text:style-name="P5"/>
      <text:p text:style-name="P4">class Square extends Rec{</text:p>
      <text:p text:style-name="P4">public constructor (width:number){</text:p>
      <text:p text:style-name="P4">super(width,width);</text:p>
      <text:p text:style-name="P4">}</text:p>
      <text:p text:style-name="P4">public override toString(): string {</text:p>
      <text:p text:style-name="P4">return `Square[width=${this.width}]`;</text:p>
      <text:p text:style-name="P4">}</text:p>
      <text:p text:style-name="P4">}</text:p>
      <text:p text:style-name="P5"/>
      <text:p text:style-name="P4">const mysq = new Square(20);</text:p>
      <text:p text:style-name="P4">console.log(mysq.toString());</text:p>
      <text:p text:style-name="P7"/>
      <text:p text:style-name="P4">abstract class polygon {</text:p>
      <text:p text:style-name="P4">public abstract getArea():number;</text:p>
      <text:p text:style-name="P7"/>
      <text:p text:style-name="P4">public toString():string{</text:p>
      <text:p text:style-name="P4">return `polygon[area=${this.getArea()}]`;</text:p>
      <text:p text:style-name="P4">}</text:p>
      <text:p text:style-name="P4">}</text:p>
      <text:p text:style-name="P4">class Re extends polygon{</text:p>
      <text:p text:style-name="P4">public constructor (protected readonly width:number,protected readonly height:number)</text:p>
      <text:p text:style-name="P4">{</text:p>
      <text:p text:style-name="P4">super();</text:p>
      <text:p text:style-name="P4">}</text:p>
      <text:p text:style-name="P4">public getArea(): number {</text:p>
      <text:p text:style-name="P4">return this.width *this.height;</text:p>
      <text:p text:style-name="P4">}</text:p>
      <text:p text:style-name="P4">}</text:p>
      <text:p text:style-name="P5"><text:soft-page-break/></text:p>
      <text:p text:style-name="P4">const my = new Re(20,50);</text:p>
      <text:p text:style-name="P4">console.log(my.getArea());</text:p>
      <text:p text:style-name="P7"/>
      <text:p text:style-name="P4">.....TypeScript basic genric </text:p>
      <text:p text:style-name="P6"><text:line-break/></text:p>
      <text:p text:style-name="P4">function cta &lt;s,t&gt; (v1:s ,v2:t) : [s,t]{</text:p>
      <text:p text:style-name="P4">return [v1,v2];</text:p>
      <text:p text:style-name="P4">}</text:p>
      <text:p text:style-name="P4">console.log(cta&lt;string,number&gt;('helo', 45))</text:p>
      <text:p text:style-name="P5"/>
      <text:p text:style-name="P4">class NamedValue&lt;T&gt;{</text:p>
      <text:p text:style-name="P4">private _value: T | undefined;</text:p>
      <text:p text:style-name="P7"/>
      <text:p text:style-name="P4">constructor (private name:string){</text:p>
      <text:p text:style-name="P5"/>
      <text:p text:style-name="P4">}</text:p>
      <text:p text:style-name="P5"/>
      <text:p text:style-name="P4">public setValue(value: T){</text:p>
      <text:p text:style-name="P4">this._value = value;</text:p>
      <text:p text:style-name="P4">}</text:p>
      <text:p text:style-name="P5"/>
      <text:p text:style-name="P4">public getValue(): T | undefined {</text:p>
      <text:p text:style-name="P4">return this._value;</text:p>
      <text:p text:style-name="P4">}</text:p>
      <text:p text:style-name="P7"/>
      <text:p text:style-name="P4">public toString(): string{</text:p>
      <text:p text:style-name="P4">return `${this.name}:${this._value}`;</text:p>
      <text:p text:style-name="P4">}</text:p>
      <text:p text:style-name="P5"/>
      <text:p text:style-name="P4">public toSring():string{</text:p>
      <text:p text:style-name="P4">return `${this.name}:${this._value}`;</text:p>
      <text:p text:style-name="P4">}</text:p>
      <text:p text:style-name="P4">}</text:p>
      <text:p text:style-name="P5"/>
      <text:p text:style-name="P4">let value = new NamedValue&lt;number&gt;('mynumebr');</text:p>
      <text:p text:style-name="P4">value.setValue(10);</text:p>
      <text:p text:style-name="P4">console.log(value.toString());</text:p>
      <text:p text:style-name="P5"/>
      <text:p text:style-name="P4">---------------------------------</text:p>
      <text:p text:style-name="P4">type Wrappedd&lt;T&gt; = {value: T}</text:p>
      <text:p text:style-name="P4">const wa :Wrappedd&lt;number&gt; = {value :10}</text:p>
      <text:p text:style-name="P4">console.log(wa)</text:p>
      <text:p text:style-name="P5"/>
      <text:p text:style-name="P4">---------------------------------</text:p>
      <text:p text:style-name="P5"/>
      <text:p text:style-name="P4"><text:soft-page-break/>class Namd&lt;T = string&gt;</text:p>
      <text:p text:style-name="P4">{</text:p>
      <text:p text:style-name="P4">private _value : T | undefined</text:p>
      <text:p text:style-name="P7"/>
      <text:p text:style-name="P4">constructor(private name:string){}</text:p>
      <text:p text:style-name="P5"/>
      <text:p text:style-name="P4">public setValue(value: T){</text:p>
      <text:p text:style-name="P4">this._value = value;</text:p>
      <text:p text:style-name="P4">}</text:p>
      <text:p text:style-name="P5"/>
      <text:p text:style-name="P4">public getValue(): T | undefined {</text:p>
      <text:p text:style-name="P4">return this._value;</text:p>
      <text:p text:style-name="P4">}</text:p>
      <text:p text:style-name="P4">public toString():string{</text:p>
      <text:p text:style-name="P4">return `${this.name}:${this._value}`;</text:p>
      <text:p text:style-name="P4">}</text:p>
      <text:p text:style-name="P5"/>
      <text:p text:style-name="P4">}</text:p>
      <text:p text:style-name="P5"/>
      <text:p text:style-name="P4">let value = new Namd('myNumber');</text:p>
      <text:p text:style-name="P4">value.setValue('myValue');</text:p>
      <text:p text:style-name="P4">console.log(value.toString())</text:p>
      <text:p text:style-name="P7"/>
      <text:p text:style-name="P4">function cre &lt;S extends string | Number , T extends string | number&gt;(v1:S, v2:T):[S , T]</text:p>
      <text:p text:style-name="P4">{</text:p>
      <text:p text:style-name="P4">console.log(`creating pair: v1='${v1}',v2='${v2}'`)</text:p>
      <text:p text:style-name="P4">return [v1 ,v2];</text:p>
      <text:p text:style-name="P4">}</text:p>
      <text:p text:style-name="P7"/>
      <text:p text:style-name="P4">----TypeScript utility Types </text:p>
      <text:p text:style-name="P5"/>
      <text:p text:style-name="P4">Partial </text:p>
      <text:p text:style-name="P5"/>
      <text:p text:style-name="P4">Partial changes all the properties in an object to be optional.</text:p>
      <text:p text:style-name="P5"/>
      <text:p text:style-name="P4">interface Point{</text:p>
      <text:p text:style-name="P4">x:number;</text:p>
      <text:p text:style-name="P4">y:number;</text:p>
      <text:p text:style-name="P4">}</text:p>
      <text:p text:style-name="P5"/>
      <text:p text:style-name="P4">let poin:Partial&lt;Point&gt; = {}; </text:p>
      <text:p text:style-name="P4">poin.x = 10</text:p>
      <text:p text:style-name="P4">poin.y =20</text:p>
      <text:p text:style-name="P5"/>
      <text:p text:style-name="P4">console.log(poin)</text:p>
      <text:p text:style-name="P7"/>
      <text:p text:style-name="P4">interface car {</text:p>
      <text:p text:style-name="P4"><text:soft-page-break/>make:string;</text:p>
      <text:p text:style-name="P4">model:string;</text:p>
      <text:p text:style-name="P4">mileage?:number;</text:p>
      <text:p text:style-name="P4">}</text:p>
      <text:p text:style-name="P5"/>
      <text:p text:style-name="P4">let Mycar:Required&lt;car&gt; = {</text:p>
      <text:p text:style-name="P4">make:'foo',</text:p>
      <text:p text:style-name="P4">model:'fos',</text:p>
      <text:p text:style-name="P4">mileage:12000</text:p>
      <text:p text:style-name="P4">};</text:p>
      <text:p text:style-name="P5"/>
      <text:p text:style-name="P4">console.log(Mycar);</text:p>
      <text:p text:style-name="P7"/>
      <text:p text:style-name="P4">const ma : Record&lt;string ,number &gt;= {</text:p>
      <text:p text:style-name="P4">'hi':4,</text:p>
      <text:p text:style-name="P4">'kk':5</text:p>
      <text:p text:style-name="P4">};</text:p>
      <text:p text:style-name="P4">console.log(ma)</text:p>
      <text:p text:style-name="P5"/>
      <text:p text:style-name="P4">Omit</text:p>
      <text:p text:style-name="P5"/>
      <text:p text:style-name="P4">interface Person {</text:p>
      <text:p text:style-name="P4">name:string;</text:p>
      <text:p text:style-name="P4">age:number;</text:p>
      <text:p text:style-name="P4">location ?:string;</text:p>
      <text:p text:style-name="P4">}</text:p>
      <text:p text:style-name="P5"/>
      <text:p text:style-name="P4">const xyz : Omit&lt;Person, 'age' | 'loaction' &gt;= {</text:p>
      <text:p text:style-name="P4">name : 'viihf'</text:p>
      <text:p text:style-name="P4">remove object type age or loaction </text:p>
      <text:p text:style-name="P4">};</text:p>
      <text:p text:style-name="P5"/>
      <text:p text:style-name="P4">console.log(xyz)</text:p>
      <text:p text:style-name="P5"/>
      <text:p text:style-name="P4">=== Pick </text:p>
      <text:p text:style-name="P7"/>
      <text:p text:style-name="P4">pick removes all but the specified kys from an object type.</text:p>
      <text:p text:style-name="P5"/>
      <text:p text:style-name="P4">interface Pr {</text:p>
      <text:p text:style-name="P4">name:string;</text:p>
      <text:p text:style-name="P4">age:number;</text:p>
      <text:p text:style-name="P4">location?:string;</text:p>
      <text:p text:style-name="P4">}</text:p>
      <text:p text:style-name="P7"/>
      <text:p text:style-name="P4">const ll:Pick &lt;Pr , 'name' &gt;= { mention type proprty display </text:p>
      <text:p text:style-name="P4">name :'nimal'</text:p>
      <text:p text:style-name="P4">};</text:p>
      <text:p text:style-name="P5"/>
      <text:p text:style-name="P4"><text:soft-page-break/>console.log(ll)</text:p>
      <text:p text:style-name="P5"/>
      <text:p text:style-name="P4">+====Exclude</text:p>
      <text:p text:style-name="P4">type primitive = string | number | boolean</text:p>
      <text:p text:style-name="P5"/>
      <text:p text:style-name="P4">const value:Exclude&lt;primitive ,string &gt; = true ;</text:p>
      <text:p text:style-name="P4">console.log(typeof value)</text:p>
      <text:p text:style-name="P7"/>
      <text:p text:style-name="P4">Parameters</text:p>
      <text:p text:style-name="P5"/>
      <text:p text:style-name="P4">Parameters extracts the parameter types of a function type as an array.</text:p>
      <text:p text:style-name="P7"/>
      <text:p text:style-name="P4">type Point = (p: {x:number; y:number;}) =&gt; void ;</text:p>
      <text:p text:style-name="P5"/>
      <text:p text:style-name="P4">const point:Parameters&lt;Point&gt;[0] ={</text:p>
      <text:p text:style-name="P4">x:10,</text:p>
      <text:p text:style-name="P4">y:20</text:p>
      <text:p text:style-name="P4">};</text:p>
      <text:p text:style-name="P5"/>
      <text:p text:style-name="P4">console.log(point);</text:p>
      <text:p text:style-name="P7"/>
      <text:p text:style-name="P4">interface Person {</text:p>
      <text:p text:style-name="P4">name :string;</text:p>
      <text:p text:style-name="P4">age:number;</text:p>
      <text:p text:style-name="P5"/>
      <text:p text:style-name="P4">}</text:p>
      <text:p text:style-name="P5"/>
      <text:p text:style-name="P4">function pa (person:Person, pro: keyof Person){</text:p>
      <text:p text:style-name="P4">console.log(`Printing per ${pro}:"${person[pro]} "`)</text:p>
      <text:p text:style-name="P4">}</text:p>
      <text:p text:style-name="P5"/>
      <text:p text:style-name="P4">let person = {</text:p>
      <text:p text:style-name="P4">name : "Max",</text:p>
      <text:p text:style-name="P4">age :27</text:p>
      <text:p text:style-name="P4">};</text:p>
      <text:p text:style-name="P5"/>
      <text:p text:style-name="P4">pa(person,'name' )</text:p>
      <text:p text:style-name="P7"/>
      <text:p text:style-name="P4">type St = {</text:p>
      <text:p text:style-name="P4">[key:string] :unknown</text:p>
      <text:p text:style-name="P4">};</text:p>
      <text:p text:style-name="P5"/>
      <text:p text:style-name="P4">function pp(pro:keyof St , value:string):St{</text:p>
      <text:p text:style-name="P4">return {[pro]:value}</text:p>
      <text:p text:style-name="P4">}</text:p>
      <text:p text:style-name="P5"/>
      <text:p text:style-name="P4">console.log(pp);</text:p>
      <text:p text:style-name="P5"><text:soft-page-break/></text:p>
      <text:p text:style-name="P4">let value: string | undefined | null = null;</text:p>
      <text:p text:style-name="P4">console.log(typeof value);</text:p>
      <text:p text:style-name="P7"/>
      <text:p text:style-name="P4">value = 'hello';</text:p>
      <text:p text:style-name="P4">console.log(typeof value);</text:p>
      <text:p text:style-name="P5"/>
      <text:p text:style-name="P4">value = undefined ;</text:p>
      <text:p text:style-name="P4">console.log(value)</text:p>
      <text:p text:style-name="P5"/>
      <text:p text:style-name="P4">value = null;</text:p>
      <text:p text:style-name="P4">console.log(value)</text:p>
      <text:p text:style-name="P7"/>
      <text:p text:style-name="P4">interface House {</text:p>
      <text:p text:style-name="P4">sqft : number ;</text:p>
      <text:p text:style-name="P4">yard ?:{</text:p>
      <text:p text:style-name="P4">sqft:number;</text:p>
      <text:p text:style-name="P4">};</text:p>
      <text:p text:style-name="P4">}</text:p>
      <text:p text:style-name="P5"/>
      <text:p text:style-name="P4">function pp (house:House){</text:p>
      <text:p text:style-name="P4">const yardSize = house.yard?.sqft;</text:p>
      <text:p text:style-name="P4">if(yardSize === undefined){</text:p>
      <text:p text:style-name="P4">console.log('no yard');</text:p>
      <text:p text:style-name="P4">}</text:p>
      <text:p text:style-name="P5"/>
      <text:p text:style-name="P4">else{</text:p>
      <text:p text:style-name="P4">console.log(`Yard is ${yardSize} sqft`)</text:p>
      <text:p text:style-name="P4">}</text:p>
      <text:p text:style-name="P4">}</text:p>
      <text:p text:style-name="P5"/>
      <text:p text:style-name="P4">let home:House = {</text:p>
      <text:p text:style-name="P4">sqft:500</text:p>
      <text:p text:style-name="P4">};</text:p>
      <text:p text:style-name="P5"/>
      <text:p text:style-name="P4">pp(home);</text:p>
      <text:p text:style-name="P7"/>
      <text:p text:style-name="P4">function pp(mileage: number | null | undefined){</text:p>
      <text:p text:style-name="P4">console.log(`Mileage: ${mileage ?? ' not available'}`);</text:p>
      <text:p text:style-name="P5"/>
      <text:p text:style-name="P4">}</text:p>
      <text:p text:style-name="P5"/>
      <text:p text:style-name="P4">pp(null);</text:p>
      <text:p text:style-name="P4">pp(0)</text:p>
      <text:p text:style-name="P7"/>
      <text:p text:style-name="P4">function getValue(): string | undefined{</text:p>
      <text:p text:style-name="P4">return 'hello';</text:p>
      <text:p text:style-name="P5"><text:soft-page-break/></text:p>
      <text:p text:style-name="P4">}</text:p>
      <text:p text:style-name="P5"/>
      <text:p text:style-name="P4">let value = getValue()</text:p>
      <text:p text:style-name="P4">console.log('va length:' + value!.length);</text:p>
      <text:p text:style-name="P7"/>
      <text:p text:style-name="P1"><text:span text:style-name="T10">let </text:span><text:span text:style-name="T1">array</text:span><text:span text:style-name="T10">:number[] = [1,2,3,4];</text:span></text:p>
      <text:p text:style-name="P1"><text:span text:style-name="T10">let </text:span><text:span text:style-name="T1">value</text:span><text:span text:style-name="T10"> = </text:span><text:span text:style-name="T1">array</text:span><text:span text:style-name="T10">[2];</text:span></text:p>
      <text:p text:style-name="P1"><text:span text:style-name="T4">console</text:span><text:span text:style-name="T10">.</text:span><text:span text:style-name="T7">log</text:span><text:span text:style-name="T10">(typeof </text:span><text:span text:style-name="T1">value</text:span><text:span text:style-name="T10">)</text:span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0:06:20.648463895</meta:creation-date>
    <dc:date>2022-07-26T16:21:35.546538316</dc:date>
    <meta:editing-duration>PT6H5M4S</meta:editing-duration>
    <meta:editing-cycles>1</meta:editing-cycles>
    <meta:document-statistic meta:table-count="0" meta:image-count="0" meta:object-count="0" meta:page-count="18" meta:paragraph-count="560" meta:word-count="1923" meta:character-count="13438" meta:non-whitespace-character-count="12025"/>
    <meta:generator>LibreOffice/6.4.7.2$Linux_X86_64 LibreOffice_project/40$Build-2</meta:generator>
  </office:meta>
</office:document-meta>
</file>